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B2000001B2F0D189F6F955A4D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ans" officeooo:rsid="001230bd" officeooo:paragraph-rsid="001230bd"/>
    </style:style>
    <style:style style:name="P2" style:family="paragraph" style:parent-style-name="Standard">
      <style:text-properties style:font-name="Liberation Sans" fo:font-size="14pt" officeooo:rsid="001230bd" officeooo:paragraph-rsid="001230bd" style:font-size-asian="14pt" style:font-size-complex="14pt"/>
    </style:style>
    <style:style style:name="P3" style:family="paragraph" style:parent-style-name="Standard" style:list-style-name="L1">
      <style:text-properties style:font-name="Liberation Sans" fo:font-size="14pt" officeooo:rsid="001241fb" officeooo:paragraph-rsid="001241fb" style:font-size-asian="14pt" style:font-size-complex="14pt"/>
    </style:style>
    <style:style style:name="P4" style:family="paragraph" style:parent-style-name="Standard" style:list-style-name="L1">
      <style:text-properties style:font-name="Liberation Sans" fo:font-size="14pt" officeooo:rsid="00136409" officeooo:paragraph-rsid="00136409" style:font-size-asian="14pt" style:font-size-complex="14pt"/>
    </style:style>
    <style:style style:name="P5" style:family="paragraph" style:parent-style-name="Standard" style:list-style-name="L1">
      <style:text-properties style:font-name="Liberation Sans" fo:font-size="14pt" officeooo:rsid="00136409" officeooo:paragraph-rsid="0015b693" style:font-size-asian="14pt" style:font-size-complex="14pt"/>
    </style:style>
    <style:style style:name="P6" style:family="paragraph" style:parent-style-name="Standard" style:list-style-name="L1">
      <style:text-properties style:font-name="Liberation Sans" fo:font-size="14pt" officeooo:rsid="00141e6d" officeooo:paragraph-rsid="00141e6d" style:font-size-asian="14pt" style:font-size-complex="14pt"/>
    </style:style>
    <style:style style:name="P7" style:family="paragraph" style:parent-style-name="Standard" style:list-style-name="L1">
      <style:text-properties style:font-name="Liberation Sans" fo:font-size="14pt" fo:font-style="italic" officeooo:rsid="00141e6d" officeooo:paragraph-rsid="00141e6d" style:font-size-asian="14pt" style:font-style-asian="italic" style:font-size-complex="14pt" style:font-style-complex="italic"/>
    </style:style>
    <style:style style:name="P8" style:family="paragraph" style:parent-style-name="Standard" style:list-style-name="L1">
      <style:text-properties style:font-name="Liberation Sans" fo:font-size="14pt" fo:font-style="italic" officeooo:rsid="0015b693" officeooo:paragraph-rsid="0015b693"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5b693" officeooo:paragraph-rsid="0015b693" style:font-size-asian="14pt" style:font-style-asian="italic" style:font-size-complex="14pt" style:font-style-complex="italic"/>
    </style:style>
    <style:style style:name="P10" style:family="paragraph" style:parent-style-name="Standard" style:list-style-name="L1">
      <style:text-properties style:font-name="Liberation Sans" fo:font-size="14pt" fo:font-style="italic" officeooo:rsid="0017480d" officeooo:paragraph-rsid="0017480d" style:font-size-asian="14pt" style:font-style-asian="italic" style:font-size-complex="14pt" style:font-style-complex="italic"/>
    </style:style>
    <style:style style:name="P11" style:family="paragraph" style:parent-style-name="Standard">
      <style:text-properties style:font-name="Liberation Sans" fo:font-size="14pt" fo:font-style="italic" officeooo:rsid="0017480d" officeooo:paragraph-rsid="0017480d" style:font-size-asian="14pt" style:font-style-asian="italic" style:font-size-complex="14pt" style:font-style-complex="italic"/>
    </style:style>
    <style:style style:name="T1" style:family="text">
      <style:text-properties officeooo:rsid="00123ac8"/>
    </style:style>
    <style:style style:name="T2" style:family="text">
      <style:text-properties fo:font-style="italic" style:font-style-asian="italic" style:font-style-complex="italic"/>
    </style:style>
    <style:style style:name="T3" style:family="text">
      <style:text-properties fo:font-style="italic" officeooo:rsid="00136409" style:font-style-asian="italic" style:font-style-complex="italic"/>
    </style:style>
    <style:style style:name="T4" style:family="text">
      <style:text-properties fo:font-style="italic" officeooo:rsid="00141e6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36409" style:font-style-asian="normal" style:font-style-complex="normal"/>
    </style:style>
    <style:style style:name="T7" style:family="text">
      <style:text-properties fo:font-style="normal" officeooo:rsid="00141e6d" style:font-style-asian="normal" style:font-style-complex="normal"/>
    </style:style>
    <style:style style:name="T8" style:family="text">
      <style:text-properties fo:font-style="normal" officeooo:rsid="0015b693" style:font-style-asian="normal" style:font-style-complex="normal"/>
    </style:style>
    <style:style style:name="T9" style:family="text">
      <style:text-properties fo:font-style="normal" officeooo:rsid="0017480d" style:font-style-asian="normal" style:font-style-complex="normal"/>
    </style:style>
    <style:style style:name="T10" style:family="text">
      <style:text-properties fo:font-style="normal" officeooo:rsid="001c5d66"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y <text:span text:style-name="T1">Cryptocurrencies?</text:span></text:p>
      <text:p text:style-name="P2"/>
      <text:list xml:id="list3098582547" text:style-name="L1">
        <text:list-item>
          <text:p text:style-name="P3">Blockchains are getting a lot of attention in multiple spaces: economics, law, real estate, and of course, technology.</text:p>
          <text:list>
            <text:list-item>
              <text:p text:style-name="P3">But not all applications of blockchains are created equal</text:p>
            </text:list-item>
            <text:list-item>
              <text:p text:style-name="P3">It’s often said by individuals that the future is in “blockchain, not Bitcoin”, but it’s really not that simple when it comes to <text:span text:style-name="T2">proper</text:span><text:span text:style-name="T5"> applications of this technology</text:span></text:p>
            </text:list-item>
            <text:list-item>
              <text:p text:style-name="P3"><text:span text:style-name="T5">I want to talk to you about </text:span><text:span text:style-name="T6">the distinction between </text:span><text:span text:style-name="T3">open</text:span><text:span text:style-name="T6"> blockchains, and </text:span><text:span text:style-name="T3">closed </text:span><text:span text:style-name="T6">blockchains, and the</text:span><text:span text:style-name="T3"> distinct properties</text:span><text:span text:style-name="T6"> that make cryptocurrencies and the blockchain so useful.</text:span></text:p>
              <text:p text:style-name="P3"><text:span text:style-name="T6"/></text:p>
            </text:list-item>
          </text:list>
        </text:list-item>
        <text:list-item>
          <text:p text:style-name="P4"><text:span text:style-name="T5">So what are these properties that make open blockchains like Bitcoin </text:span><text:span text:style-name="T10">&amp; Bitcoin </text:span><text:span text:style-name="T5">Cash, Litecoin, Ethereum, </text:span><text:span text:style-name="T10">and others</text:span><text:span text:style-name="T5"> so valuable; what problems do they solve?</text:span></text:p>
          <text:list>
            <text:list-item>
              <text:p text:style-name="P4"><text:span text:style-name="T5">First, these currencies are </text:span><text:span text:style-name="T2">decent</text:span><text:span text:style-name="T4">r</text:span><text:span text:style-name="T2">alized – </text:span><text:span text:style-name="T5">no single party controls the issuance of these currencies or transaction validation.</text:span></text:p>
            </text:list-item>
            <text:list-item>
              <text:p text:style-name="P6"><text:span text:style-name="T5">And because they are decentralized, they are </text:span><text:span text:style-name="T2">censorship resistant – </text:span><text:span text:style-name="T5">because there is no trusted central authority, nobody can stop transactions. Send money to anyone without fear of seizure or frozen funds.</text:span></text:p>
            </text:list-item>
            <text:list-item>
              <text:p text:style-name="P5"><text:span text:style-name="T8">Because t</text:span><text:span text:style-name="T5">hese currencies are </text:span><text:span text:style-name="T8">decentralized and censorship resistant, they are </text:span><text:span text:style-name="T2">global and borderless – </text:span><text:span text:style-name="T7">transact with anyone, anywhere – instantly and for low fees</text:span></text:p>
              <text:p text:style-name="P5"><text:span text:style-name="T7"/></text:p>
            </text:list-item>
          </text:list>
        </text:list-item>
        <text:list-item>
          <text:p text:style-name="P7">Decentralization<text:span text:style-name="T5"> is the most powerful part of open blockchain cryptocurrencies – the lack of a central mint, clearing house, or any other authority over the chain</text:span></text:p>
          <text:list>
            <text:list-item>
              <text:p text:style-name="P7"><text:span text:style-name="T5">Instead of trust, Bitcoin relies on cryptography, peer-to-peer networks, and game theory to secure transactions.</text:span></text:p>
            </text:list-item>
            <text:list-item>
              <text:p text:style-name="P7"><text:span text:style-name="T5">A large global network of people just like you and I run software with a set of rules, enforced by cryptography, that secure the network.</text:span></text:p>
            </text:list-item>
            <text:list-item>
              <text:p text:style-name="P7"><text:span text:style-name="T5">This means a much better security model than our traditional financial system – </text:span><text:span text:style-name="T8">with central authority, greed and corruption happen and cause problems.</text:span></text:p>
            </text:list-item>
            <text:list-item>
              <text:p text:style-name="P8"><text:span text:style-name="T5">With decentralized systems, there’s no single point of failure that can bring down the network – and that’s quite powerful</text:span></text:p>
            </text:list-item>
          </text:list>
        </text:list-item>
      </text:list>
      <text:p text:style-name="P9"><text:span text:style-name="T5"/></text:p>
      <text:p text:style-name="P9"><text:span text:style-name="T5"/></text:p>
      <text:p text:style-name="P9"><text:span text:style-name="T5"/></text:p>
      <text:p text:style-name="P9"><text:soft-page-break/><text:span text:style-name="T5"/></text:p>
      <text:list xml:id="list152821189015117" text:continue-numbering="true" text:style-name="L1">
        <text:list-item>
          <text:p text:style-name="P8"><text:span text:style-name="T5">Because of this decentralization, open blockchains are </text:span>censorship resistant<text:span text:style-name="T5">. Transactions between parties on open blockchain currencies can’t be stopped.</text:span></text:p>
          <text:list>
            <text:list-item>
              <text:p text:style-name="P8"><text:span text:style-name="T5">Imagine the application for journalists, for dissidents, and even emerging legal industries like the cannabis industry</text:span></text:p>
            </text:list-item>
            <text:list-item>
              <text:p text:style-name="P8"><text:span text:style-name="T5">Right now, the US government is attempting to steal all the revenue from Edward Snowden’s book – there’s a real application for Bitcoin</text:span></text:p>
            </text:list-item>
            <text:list-item>
              <text:p text:style-name="P8"><text:span text:style-name="T5">Think of the legal cannabis industry in the US – legal on a state level but barred entirely from the banking system due to federal law – there’s an application for Bitcoin, or even industry specific chains like Potcoin</text:span></text:p>
            </text:list-item>
          </text:list>
        </text:list-item>
      </text:list>
      <text:p text:style-name="P9"><text:span text:style-name="T5"/></text:p>
      <text:list xml:id="list152820639093777" text:continue-numbering="true" text:style-name="L1">
        <text:list-item>
          <text:p text:style-name="P8"><text:span text:style-name="T5">And finally, these currencies are </text:span>global and borderless<text:span text:style-name="T5"> – way different than the existing financial system</text:span></text:p>
          <text:list>
            <text:list-item>
              <text:p text:style-name="P8"><text:span text:style-name="T5">Imagine trying to send money to family overseas – wires will take 30% and take days to get there. With cryptocurrencies, send money anywhere nearly instantaneously, fully settled in minutes, and </text:span><text:span text:style-name="T9">for fractions of a penny.</text:span></text:p>
            </text:list-item>
            <text:list-item>
              <text:p text:style-name="P10"><text:span text:style-name="T5">Donate to international causes, again in an instant. No need for complex processing, dealing with chargebacks, or losing valuable money to fees.</text:span></text:p>
            </text:list-item>
            <text:list-item>
              <text:p text:style-name="P10"><text:span text:style-name="T5">This is a tremendous shift from what we’re used to. A system that’s slow, expensive, and unreliable is being replaced with one that’s simply the opposite.</text:span></text:p>
              <text:p text:style-name="P10"><text:span text:style-name="T5"/></text:p>
            </text:list-item>
          </text:list>
        </text:list-item>
        <text:list-item>
          <text:p text:style-name="P10"><text:span text:style-name="T5">So now, we can see that not all these properties are met with every application of a blockchain</text:span></text:p>
          <text:list>
            <text:list-item>
              <text:p text:style-name="P10"><text:span text:style-name="T5">Plenty claim that they’ll revolutionize their industry with a blockchain, but they don’t want an </text:span>actual<text:span text:style-name="T5"> open blockchain. Look at a corporate controlled cryptocurrency like Facebook’s proposed Libra. It’s not decentralized, censorship resistant, or borderless. It’s more of the same centralized system we’re used to.</text:span></text:p>
            </text:list-item>
            <text:list-item>
              <text:p text:style-name="P10"><text:span text:style-name="T5">If one company controls the entire network, it simply cannot have those properties. History can be rolled back any time, transactions can be censored, and the system can’t be global because there’s one single target for regulation.</text:span></text:p>
            </text:list-item>
            <text:list-item>
              <text:p text:style-name="P10"><text:span text:style-name="T5">Now, this is not to say that all private blockchains are useless. There are valid use cases like in healthcare, where an internal blockchain can prevent one rogue party from tampering with records. But for public facing applications like currencies, private blockchains don’t cut it.</text:span></text:p>
            </text:list-item>
          </text:list>
        </text:list-item>
      </text:list>
      <text:p text:style-name="P11"><text:soft-page-break/><text:span text:style-name="T5"/></text:p>
      <text:p text:style-name="P11"><text:span text:style-name="T5"/></text:p>
      <text:list xml:id="list152821099968947" text:continue-numbering="true" text:style-name="L1">
        <text:list-item>
          <text:p text:style-name="P10"><text:span text:style-name="T5">I strongly believe that open blockchains matter, and that they solve serious problems with our legacy financial and IT systems. </text:span></text:p>
          <text:list>
            <text:list-item>
              <text:p text:style-name="P10"><text:span text:style-name="T5">However, it takes a discerning eye to see which ones truly solve problems and which ones don’t</text:span></text:p>
            </text:list-item>
            <text:list-item>
              <text:p text:style-name="P10"><text:span text:style-name="T5">I encourage everyone to explore this technology deeper, and understand how it works.</text:span></text:p>
            </text:list-item>
            <text:list-item>
              <text:p text:style-name="P10"><text:span text:style-name="T5">You don’t have to be a computer scientist to understand at a surface level how blockchains work, and why they have these incredibly valuable properties</text:span></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draw:frame draw:style-name="Mfr1" draw:name="Image1" text:anchor-type="paragraph" svg:width="0.5543in" svg:height="0.5543in" draw:z-index="0"><draw:image xlink:href="Pictures/10000201000001B2000001B2F0D189F6F955A4D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3:15:06.671000000</meta:creation-date>
    <meta:generator>LibreOffice/6.2.2.2$Windows_X86_64 LibreOffice_project/2b840030fec2aae0fd2658d8d4f9548af4e3518d</meta:generator>
    <dc:date>2019-11-03T15:28:20.024000000</dc:date>
    <meta:editing-duration>PT14M13S</meta:editing-duration>
    <meta:editing-cycles>6</meta:editing-cycles>
    <meta:document-statistic meta:table-count="0" meta:image-count="1" meta:object-count="0" meta:page-count="3" meta:paragraph-count="33" meta:word-count="729" meta:character-count="4538" meta:non-whitespace-character-count="3858"/>
  </office:meta>
</office:document-meta>
</file>